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Arial1" fo:font-size="10pt" style:text-underline-style="solid" style:text-underline-width="auto" style:text-underline-color="font-color" fo:font-weight="bold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Standard">
      <style:paragraph-properties style:text-autospace="none"/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P3" style:family="paragraph" style:parent-style-name="Standard">
      <style:paragraph-properties style:text-autospace="none"/>
      <style:text-properties style:font-name="Arial1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4" style:family="paragraph" style:parent-style-name="Standard">
      <style:paragraph-properties style:text-autospace="none"/>
    </style:style>
    <style:style style:name="T1" style:family="text">
      <style:text-properties style:font-name="Arial1" fo:font-size="10pt" style:text-underline-style="none" fo:font-weight="normal" style:font-name-asian="Arial1" style:font-size-asian="10pt" style:font-weight-asian="normal" style:font-name-complex="Arial1" style:font-size-complex="10pt" style:font-weight-complex="normal"/>
    </style:style>
    <style:style style:name="T2" style:family="text">
      <style:text-properties style:font-name="Arial1" fo:font-size="10pt" fo:font-style="italic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T3" style:family="text">
      <style:text-properties style:font-name="Arial1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s:</text:p>
      <text:p text:style-name="P2"/>
      <text:p text:style-name="P4"><text:span text:style-name="T1">J. Pearson: </text:span><text:span text:style-name="T2">Computation of Hypergeometric Functions</text:span><text:span text:style-name="T3">, MSc in Mathematical Modelling and Scientific Computing Dissertation, 2009</text:span></text:p>
      <text:p text:style-name="P3"/>
      <text:p text:style-name="P3">http://www.mathworks.com/matlabcentral/fileexchange/6218, file cgama.m from package 'Computation of Special Functions', by B. Barrowes, last updated 14 Apr 2005, downloaded 26 Apr 2009 (used to compute Gamma functions of complex argument; occasionally functions gamma.m and cgama.m are interchangeable) - denoted as [71] in Dissertation and code</text:p>
      <text:p text:style-name="P3"/>
      <text:p text:style-name="P3">http://www.mathworks.com/matlabcentral/fileexchange/32, files gaussq.m and qrule.m, by P. A. Brodtkorb, last updated 28 Nov 2005, downloaded 4 May 2009 (used to compute Gauss and Gauss-Jacobi nodes and weights when some quadrature methods were involved in methods implemented) - denoted as [72] in Dissertation and code</text:p>
      <text:p text:style-name="P3"/>
      <text:p text:style-name="P4"><text:span text:style-name="T3">J. Pearson: </text:span><text:span text:style-name="T2">An Analysis of Five Numerical Methods for Approximating Certain Hypergeometric Functions in Domains Within Their Radii of Convergence</text:span><text:span text:style-name="T3">, MSc in Mathematical Modelling and Scientific Computing Special Topic, hosted at http://people.maths.ox.ac.uk/~porterm/research/hypergeometricsptop.pdf - denoted as [73] in Dissertation and cod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1T11:35:37.73</meta:creation-date>
    <meta:document-statistic meta:table-count="0" meta:image-count="0" meta:object-count="0" meta:page-count="1" meta:paragraph-count="5" meta:word-count="144" meta:character-count="1141"/>
    <dc:date>2009-09-11T11:36:06.89</dc:date>
    <meta:editing-duration>PT00H00M45S</meta:editing-duration>
    <meta:editing-cycles>1</meta:editing-cycles>
    <meta:generator>OpenOffice.org/3.0$Win32 OpenOffice.org_project/300m9$Build-9358</meta:generator>
  </office:meta>
</office:document-meta>
</file>